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B7700000115D9AAA77C23D1E0D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Noto Sans Devanagari1" svg:font-family="'Noto Sans Devanagari'" style:font-family-generic="swiss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style:font-name="Baskerville Old Face"/>
    </style:style>
    <style:style style:name="P3" style:family="paragraph" style:parent-style-name="Standard">
      <style:text-properties style:font-name="Baskerville Old Face" fo:font-size="12pt" style:font-size-asian="12pt" style:font-size-complex="12pt"/>
    </style:style>
    <style:style style:name="P4" style:family="paragraph" style:parent-style-name="Standard">
      <style:text-properties style:font-name="Baskerville Old Fac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style:font-name="Baskerville Old Face" fo:font-size="12pt" style:font-size-asian="12pt" style:font-size-complex="12pt"/>
    </style:style>
    <style:style style:name="P7" style:family="paragraph" style:parent-style-name="Standard">
      <style:paragraph-properties fo:margin-left="2.498cm" fo:margin-right="0cm" fo:text-indent="0cm" style:auto-text-indent="false"/>
    </style:style>
    <style:style style:name="P8" style:family="paragraph" style:parent-style-name="Standard" style:master-page-name="Standard">
      <style:paragraph-properties style:page-number="auto"/>
      <style:text-properties style:font-name="Baskerville Old Face" fo:font-size="12pt" style:font-size-asian="12pt" style:font-size-complex="12pt"/>
    </style:style>
    <style:style style:name="T1" style:family="text">
      <style:text-properties style:font-name="Baskerville Old Face"/>
    </style:style>
    <style:style style:name="T2" style:family="text">
      <style:text-properties style:font-name="Baskerville Old Face" fo:font-size="22pt" style:font-size-asian="22pt" style:font-size-complex="22pt"/>
    </style:style>
    <style:style style:name="T3" style:family="text">
      <style:text-properties style:font-name="Baskerville Old Face" fo:font-size="22pt" fo:font-weight="bold" style:font-size-asian="22pt" style:font-weight-asian="bold" style:font-size-complex="22pt"/>
    </style:style>
    <style:style style:name="T4" style:family="text">
      <style:text-properties style:font-name="Baskerville Old Face" fo:font-size="12pt" style:font-size-asian="12pt" style:font-size-complex="12pt"/>
    </style:style>
    <style:style style:name="T5" style:family="text">
      <style:text-properties style:font-name="Baskerville Old Face" fo:font-size="12pt" fo:font-style="italic" style:font-size-asian="12pt" style:font-style-asian="italic" style:font-size-complex="12pt"/>
    </style:style>
    <style:style style:name="T6" style:family="text">
      <style:text-properties style:font-name="Baskerville Old Face" fo:font-size="12pt" fo:font-weight="bold" style:font-size-asian="12pt" style:font-weight-asian="bold" style:font-size-complex="12pt"/>
    </style:style>
    <style:style style:name="T7" style:family="text">
      <style:text-properties style:font-name="Baskerville Old Face" fo:font-size="20pt" fo:font-weight="bold" style:font-size-asian="20pt" style:font-weight-asian="bold" style:font-size-complex="20pt"/>
    </style:style>
    <style:style style:name="T8" style:family="text">
      <style:text-properties style:font-name="Baskerville Old Face" fo:font-size="20pt" style:font-size-asian="20pt" style:font-size-complex="20pt"/>
    </style:style>
    <style:style style:name="T9" style:family="text">
      <style:text-properties style:font-name="Baskerville Old Face" fo:font-size="14pt" fo:font-style="italic" style:font-size-asian="14pt" style:font-style-asian="italic" style:font-size-complex="14pt"/>
    </style:style>
    <style:style style:name="T10" style:family="text">
      <style:text-properties style:font-name="Baskerville Old Face" fo:font-size="14pt" style:font-size-asian="14pt" style:font-size-complex="14pt"/>
    </style:style>
    <style:style style:name="T11" style:family="text">
      <style:text-properties style:font-name="Baskerville Old Face" fo:font-size="14pt" fo:font-weight="bold" style:font-size-asian="14pt" style:font-weight-asian="bold" style:font-size-complex="14pt"/>
    </style:style>
    <style:style style:name="T12" style:family="text">
      <style:text-properties style:font-name="Baskerville Old Face" fo:font-size="18pt" fo:font-style="italic" fo:font-weight="bold" style:font-size-asian="18pt" style:font-style-asian="italic" style:font-weight-asian="bold" style:font-size-complex="18pt"/>
    </style:style>
    <style:style style:name="T13" style:family="text">
      <style:text-properties fo:color="#000000" style:font-name="Baskerville Old Face" fo:font-size="22pt" fo:font-style="italic" fo:font-weight="bold" style:letter-kerning="true" style:font-name-asian="F" style:font-size-asian="22pt" style:font-style-asian="italic" style:font-weight-asian="bold" style:font-size-complex="22pt" style:font-style-complex="italic"/>
    </style:style>
    <style:style style:name="T14" style:family="text">
      <style:text-properties fo:color="#000000" style:font-name="Baskerville Old Face" fo:font-size="14pt" fo:font-style="italic" style:letter-kerning="true" style:font-name-asian="F" style:font-size-asian="14pt" style:font-style-asian="italic" style:font-name-complex="F" style:font-size-complex="14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3"/>
      <text:p text:style-name="P5"><text:span text:style-name="T2">INVITASJON TIL FOLKEMØTE</text:span></text:p>
      <text:p text:style-name="P5"><text:span text:style-name="T4">Tid: Mandag 2. FEBRUAR KL 1900</text:span></text:p>
      <text:p text:style-name="P5"><text:span text:style-name="T4">Sted: SAMFUNNSHUSET</text:span></text:p>
      <text:p text:style-name="Standard"><text:span text:style-name="T4">Tema:<text:tab/> <text:s/></text:span><text:span text:style-name="T13">«Hvordan vil vi ha det i Røyrvik i framtida?»</text:span></text:p>
      <text:list xml:id="list1929205589" text:style-name="WWNum1">
        <text:list-item>
          <text:p text:style-name="P1"><text:span text:style-name="T9">«Ei levende fjellbygd»</text:span></text:p>
        </text:list-item>
        <text:list-item>
          <text:p text:style-name="P1"><text:span text:style-name="T14">Kommunereform</text:span></text:p>
        </text:list-item>
        <text:list-item>
          <text:p text:style-name="P1"><text:span text:style-name="T14">Kultur, livskvalitet og trivsel</text:span></text:p>
        </text:list-item>
        <text:list-item>
          <text:p text:style-name="P1"><text:span text:style-name="T14">Næring og arbeidsplasser</text:span></text:p>
        </text:list-item>
        <text:list-item>
          <text:p text:style-name="P1"><text:span text:style-name="T14">Oppvekst</text:span></text:p>
        </text:list-item>
        <text:list-item>
          <text:p text:style-name="P1"><text:span text:style-name="T14">Infrastruktur</text:span></text:p>
        </text:list-item>
        <text:list-item>
          <text:p text:style-name="P1"><text:span text:style-name="T14">Helse og sikkerhet</text:span></text:p>
        </text:list-item>
      </text:list>
      <text:p text:style-name="P4"/>
      <text:p text:style-name="Standard"><text:span text:style-name="T11">Introduksjon av Fylkesmann Inge Ryan.</text:span></text:p>
      <text:p text:style-name="Standard"><text:span text:style-name="T10">Røyrvik kommune arbeider med «Kommuneplanens samfunnsdel 2015-2026» og «Kommunereformen». I dette arbeidet er det viktig å få fram meninger blant innbyggerne. </text:span></text:p>
      <text:p text:style-name="Standard"><text:span text:style-name="T10">Elevrådet står for salg av kaffe og vaffel. </text:span></text:p>
      <text:p text:style-name="P3"/>
      <text:p text:style-name="P5"><text:span text:style-name="T8">VELKOMMEN TIL Å SI DIN MENING!</text:span></text:p>
      <text:p text:style-name="P3"/>
      <text:p text:style-name="Standard"><text:span text:style-name="T4">Med hilsen</text:span></text:p>
      <text:p text:style-name="Standard"><text:span text:style-name="T4">Administrasjon Røyrvik kommune</text:span></text:p>
      <text:p text:style-name="P3"/>
      <text:p text:style-name="P6"/>
      <text:p text:style-name="P5"><text:span text:style-name="T2">BØØREME ÅÅLMEHTJÅANGHKOSE</text:span></text:p>
      <text:p text:style-name="P5"><text:span text:style-name="T4">Tïjje: Goevten 2 b. Ts 19.00</text:span></text:p>
      <text:p text:style-name="P5"><text:span text:style-name="T4">Stiellie: SIEBREDAHKESGÅETESNE</text:span></text:p>
      <text:p text:style-name="Standard"><text:span text:style-name="T4">Aamhtese:</text:span><text:span text:style-name="T1"> </text:span><text:span text:style-name="T12">“ Guktie sïjhtebe Raarvihkesne båetije beajjan utnedh?”</text:span></text:p>
      <text:p text:style-name="P7"><text:span text:style-name="T5">-<text:tab/>“ Akte jielijes voenge”</text:span></text:p>
      <text:p text:style-name="P7"><text:span text:style-name="T4">-<text:tab/>Tjïeltereforme</text:span></text:p>
      <text:p text:style-name="P7"><text:span text:style-name="T4">-<text:tab/>Kultuvre, veasome jïh tryjjeme</text:span></text:p>
      <text:p text:style-name="P7"><text:span text:style-name="T4">-<text:tab/>Jieleme jïh barkoesijjieh</text:span></text:p>
      <text:p text:style-name="P7"><text:span text:style-name="T4">-<text:tab/>Byjjenimmie</text:span></text:p>
      <text:p text:style-name="P7"><text:span text:style-name="T4">-<text:tab/>Infratseegkeme</text:span></text:p>
      <text:p text:style-name="P7"><text:span text:style-name="T4">-<text:tab/>Healsoe jïh sikkerhete</text:span></text:p>
      <text:p text:style-name="P2"/>
      <text:p text:style-name="Standard"><text:span text:style-name="T6">Fylhkeålma Inge Ryan aalka håalodh.</text:span></text:p>
      <text:p text:style-name="Standard"><text:span text:style-name="T4">Raarvihken tjïelte “Tjïeltesoejkesjen siebriedahkedajvine 2015-2026” jïh “Tjïelterefomine” barka. Daennie barkosne lea joekoen vihkeles voenen almetjh jiehtieh maam dah tuhtjieh jïh guktie sijhtieh utnedh.</text:span></text:p>
      <text:p text:style-name="Standard"><text:span text:style-name="T4">Learohken raerie prïhtjegem jïh våfflah duekieh</text:span></text:p>
      <text:p text:style-name="P3"/>
      <text:p text:style-name="P5"><text:span text:style-name="T3">BUERIE BÅETEME!</text:span></text:p>
      <text:p text:style-name="P3"/>
      <text:p text:style-name="P3"/>
      <text:p text:style-name="Standard"><text:bookmark text:name="_GoBack"/><text:span text:style-name="T4">Jïjnjh heelsegh</text:span></text:p>
      <text:p text:style-name="Standard"><text:span text:style-name="T4">Reereme Raarvihken tjïeltesn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Noto Sans Devanagari1" svg:font-family="'Noto Sans Devanagari'" style:font-family-generic="swiss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/>
    <style:style style:name="Bunntekst_20_Tegn" style:display-name="Bunntekst Tegn" style:family="text" style:parent-style-name="Default_20_Paragraph_20_Font"/>
    <style:style style:name="Bobletekst_20_Tegn" style:display-name="Bobletekst Teg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Arial"/>
      </text:list-level-style-bullet>
      <text:list-level-style-bullet text:level="2" text:bullet-char="–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Arial"/>
      </text:list-level-style-bullet>
      <text:list-level-style-bullet text:level="3" text:bullet-char="–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Arial"/>
      </text:list-level-style-bullet>
      <text:list-level-style-bullet text:level="4" text:bullet-char="–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Arial"/>
      </text:list-level-style-bullet>
      <text:list-level-style-bullet text:level="5" text:bullet-char="–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Arial"/>
      </text:list-level-style-bullet>
      <text:list-level-style-bullet text:level="6" text:bullet-char="–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Arial"/>
      </text:list-level-style-bullet>
      <text:list-level-style-bullet text:level="7" text:bullet-char="–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Arial"/>
      </text:list-level-style-bullet>
      <text:list-level-style-bullet text:level="8" text:bullet-char="–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Arial"/>
      </text:list-level-style-bullet>
      <text:list-level-style-bullet text:level="9" text:bullet-char="–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e 1" text:anchor-type="as-char" svg:width="16.002cm" svg:height="1.51cm" draw:z-index="1"><draw:image xlink:href="Pictures/1000000000000B7700000115D9AAA77C23D1E0D9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anja.staldvik</meta:initial-creator>
    <dc:creator>tanja.staldvik</dc:creator>
    <meta:editing-cycles>9</meta:editing-cycles>
    <meta:creation-date>2015-01-09T10:45:00</meta:creation-date>
    <dc:date>2015-01-19T07:47:00</dc:date>
    <meta:editing-duration>PT1H8M</meta:editing-duration>
    <meta:generator>LibreOffice/6.4.6.2$Linux_X86_64 LibreOffice_project/40$Build-2</meta:generator>
    <meta:document-statistic meta:table-count="0" meta:image-count="1" meta:object-count="0" meta:page-count="2" meta:paragraph-count="35" meta:word-count="172" meta:character-count="1219" meta:non-whitespace-character-count="1084"/>
    <meta:user-defined meta:name="AppVersion">14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9A0F187" xlink:href=""/>
  </office:meta>
</office:document-meta>
</file>